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officeooo:paragraph-rsid="001be265"/>
    </style:style>
    <style:style style:name="P2" style:family="paragraph" style:parent-style-name="Standard">
      <style:text-properties style:font-name="Liberation Serif1" fo:font-size="10pt" style:font-size-asian="10pt" style:font-size-complex="10pt"/>
    </style:style>
    <style:style style:name="P3" style:family="paragraph" style:parent-style-name="Standard">
      <style:text-properties style:font-name="Liberation Serif1" fo:font-size="10pt" officeooo:paragraph-rsid="0006794a" style:font-size-asian="10pt" style:font-size-complex="10pt"/>
    </style:style>
    <style:style style:name="P4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06794a" style:font-size-asian="10pt" style:font-size-complex="10pt"/>
    </style:style>
    <style:style style:name="P5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06794a" style:font-size-asian="10pt" style:font-size-complex="10pt"/>
    </style:style>
    <style:style style:name="P6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08771f" style:font-size-asian="10pt" style:font-size-complex="10pt"/>
    </style:style>
    <style:style style:name="P7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1266b0" style:font-size-asian="10pt" style:font-size-complex="10pt"/>
    </style:style>
    <style:style style:name="P8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08771f" style:font-size-asian="10pt" style:font-size-complex="10pt"/>
    </style:style>
    <style:style style:name="P9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1266b0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Liberation Serif1" fo:font-size="11pt" fo:font-weight="normal" officeooo:paragraph-rsid="001be265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text-properties style:font-name="Liberation Serif1" fo:font-size="10pt" style:text-underline-style="none" officeooo:rsid="0014126e" officeooo:paragraph-rsid="0014126e" style:font-size-asian="10pt" style:font-size-complex="10pt"/>
    </style:style>
    <style:style style:name="P12" style:family="paragraph" style:parent-style-name="Standard" style:list-style-name="L2">
      <style:text-properties style:font-name="Liberation Serif1" fo:font-size="10pt" style:text-underline-style="none" officeooo:rsid="0008da47" officeooo:paragraph-rsid="0008771f" style:font-size-asian="10pt" style:font-size-complex="10pt"/>
    </style:style>
    <style:style style:name="P13" style:family="paragraph" style:parent-style-name="Standard" style:list-style-name="L2">
      <style:text-properties style:font-name="Liberation Serif1" fo:font-size="10pt" style:text-underline-style="none" officeooo:rsid="0008da47" officeooo:paragraph-rsid="0014126e" style:font-size-asian="10pt" style:font-size-complex="10pt"/>
    </style:style>
    <style:style style:name="P14" style:family="paragraph" style:parent-style-name="Standard" style:list-style-name="L2">
      <style:text-properties style:font-name="Liberation Serif1" fo:font-size="10pt" style:text-underline-style="none" officeooo:rsid="0006794a" officeooo:paragraph-rsid="0014126e" style:font-size-asian="10pt" style:font-size-complex="10pt"/>
    </style:style>
    <style:style style:name="P15" style:family="paragraph" style:parent-style-name="Standard" style:list-style-name="L3">
      <style:text-properties style:font-name="Liberation Serif1" fo:font-size="10pt" style:text-underline-style="none" officeooo:rsid="0008771f" officeooo:paragraph-rsid="0014126e" style:font-size-asian="10pt" style:font-size-complex="10pt"/>
    </style:style>
    <style:style style:name="P16" style:family="paragraph" style:parent-style-name="Standard" style:list-style-name="L4">
      <style:text-properties style:font-name="Liberation Serif1" fo:font-size="10pt" style:text-underline-style="none" officeooo:rsid="0008771f" officeooo:paragraph-rsid="0016c96c" style:font-size-asian="10pt" style:font-size-complex="10pt"/>
    </style:style>
    <style:style style:name="P17" style:family="paragraph" style:parent-style-name="Standard" style:list-style-name="L4">
      <style:text-properties style:font-name="Liberation Serif1" fo:font-size="10pt" style:text-underline-style="none" officeooo:rsid="001266b0" officeooo:paragraph-rsid="0016c96c" style:font-size-asian="10pt" style:font-size-complex="10pt"/>
    </style:style>
    <style:style style:name="P18" style:family="paragraph" style:parent-style-name="Standard" style:list-style-name="L10">
      <style:text-properties style:font-name="Liberation Serif1" fo:font-size="10pt" style:text-underline-style="none" officeooo:rsid="00251ff9" officeooo:paragraph-rsid="00251ff9" style:font-size-asian="10pt" style:font-size-complex="10pt"/>
    </style:style>
    <style:style style:name="P19" style:family="paragraph" style:parent-style-name="Standard" style:list-style-name="L10">
      <style:text-properties style:font-name="Liberation Serif1" fo:font-size="10pt" style:text-underline-style="none" officeooo:rsid="002863d2" officeooo:paragraph-rsid="002863d2" style:font-size-asian="10pt" style:font-size-complex="10pt"/>
    </style:style>
    <style:style style:name="P20" style:family="paragraph" style:parent-style-name="Standard" style:list-style-name="L10">
      <style:text-properties style:font-name="Liberation Serif1" fo:font-size="10pt" style:text-underline-style="none" officeooo:rsid="002a62a1" officeooo:paragraph-rsid="002a62a1" style:font-size-asian="10pt" style:font-size-complex="10pt"/>
    </style:style>
    <style:style style:name="P21" style:family="paragraph" style:parent-style-name="Standard" style:list-style-name="L5">
      <style:text-properties style:font-name="Liberation Serif1" fo:font-size="8pt" fo:font-style="italic" style:text-underline-style="none" officeooo:rsid="0016c96c" officeooo:paragraph-rsid="0016c96c" style:font-size-asian="8pt" style:font-style-asian="italic" style:font-size-complex="8pt" style:font-style-complex="italic"/>
    </style:style>
    <style:style style:name="P22" style:family="paragraph" style:parent-style-name="Standard" style:list-style-name="L6">
      <style:text-properties style:font-name="Liberation Serif1" fo:font-size="8pt" fo:font-style="italic" style:text-underline-style="none" officeooo:rsid="0016c96c" officeooo:paragraph-rsid="0016c96c" style:font-size-asian="8pt" style:font-style-asian="italic" style:font-size-complex="8pt" style:font-style-complex="italic"/>
    </style:style>
    <style:style style:name="P23" style:family="paragraph" style:parent-style-name="Standard" style:list-style-name="L6">
      <style:text-properties style:font-name="Liberation Serif1" fo:font-size="8pt" fo:font-style="italic" style:text-underline-style="none" officeooo:rsid="001cfbd5" officeooo:paragraph-rsid="001cfbd5" style:font-size-asian="8pt" style:font-style-asian="italic" style:font-size-complex="8pt" style:font-style-complex="italic"/>
    </style:style>
    <style:style style:name="P24" style:family="paragraph" style:parent-style-name="Standard" style:list-style-name="L7">
      <style:text-properties style:font-name="Liberation Serif1" fo:font-size="8pt" fo:font-style="italic" style:text-underline-style="none" officeooo:rsid="001cfbd5" officeooo:paragraph-rsid="001cfbd5" style:font-size-asian="8pt" style:font-style-asian="italic" style:font-size-complex="8pt" style:font-style-complex="italic"/>
    </style:style>
    <style:style style:name="P25" style:family="paragraph" style:parent-style-name="Standard" style:list-style-name="L9">
      <style:text-properties style:font-name="Liberation Serif1" fo:font-size="8pt" fo:font-style="italic" style:text-underline-style="none" officeooo:rsid="0019e613" officeooo:paragraph-rsid="0019e613" style:font-size-asian="7pt" style:font-style-asian="italic" style:font-size-complex="8pt" style:font-style-complex="italic"/>
    </style:style>
    <style:style style:name="P26" style:family="paragraph" style:parent-style-name="Standard" style:list-style-name="L9">
      <style:text-properties style:font-name="Liberation Serif1" fo:font-size="8pt" fo:font-style="italic" style:text-underline-style="none" officeooo:rsid="001cfbd5" officeooo:paragraph-rsid="001cfbd5" style:font-size-asian="7pt" style:font-style-asian="italic" style:font-size-complex="8pt" style:font-style-complex="italic"/>
    </style:style>
    <style:style style:name="P27" style:family="paragraph" style:parent-style-name="Standard" style:list-style-name="L5">
      <style:text-properties style:font-name="Liberation Serif1" fo:font-size="8pt" style:text-underline-style="none" officeooo:rsid="001cfbd5" officeooo:paragraph-rsid="001cfbd5" style:font-size-asian="8pt" style:font-size-complex="8pt"/>
    </style:style>
    <style:style style:name="P28" style:family="paragraph" style:parent-style-name="Standard" style:list-style-name="L6">
      <style:text-properties style:font-name="Liberation Serif1" fo:font-size="8pt" officeooo:rsid="0016c96c" officeooo:paragraph-rsid="0016c96c" style:font-size-asian="8pt" style:font-size-complex="8pt"/>
    </style:style>
    <style:style style:name="P29" style:family="paragraph" style:parent-style-name="Standard" style:list-style-name="L7">
      <style:text-properties style:font-name="Liberation Serif1" fo:font-size="8pt" officeooo:rsid="00181118" officeooo:paragraph-rsid="00181118" style:font-size-asian="8pt" style:font-size-complex="8pt"/>
    </style:style>
    <style:style style:name="P30" style:family="paragraph" style:parent-style-name="Standard" style:list-style-name="L2">
      <style:text-properties officeooo:paragraph-rsid="000b4f66"/>
    </style:style>
    <style:style style:name="P31" style:family="paragraph" style:parent-style-name="Standard" style:list-style-name="L8">
      <style:text-properties fo:font-size="10pt" fo:font-style="normal" officeooo:paragraph-rsid="0019e613" style:font-size-asian="10pt" style:font-style-asian="normal" style:font-size-complex="10pt" style:font-style-complex="normal"/>
    </style:style>
    <style:style style:name="P32" style:family="paragraph" style:parent-style-name="Standard" style:list-style-name="L9">
      <style:text-properties fo:font-size="8pt" fo:font-style="italic" officeooo:rsid="0019e613" officeooo:paragraph-rsid="0019e613" style:font-size-asian="7pt" style:font-style-asian="italic" style:font-size-complex="8pt" style:font-style-complex="italic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11ceb1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771f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08da47"/>
    </style:style>
    <style:style style:name="T7" style:family="text">
      <style:text-properties fo:color="#b2b2b2" style:font-name="Liberation Serif1" fo:font-size="10pt" style:text-underline-style="none" officeooo:rsid="000b4f66" style:font-size-asian="10pt" style:font-size-complex="10pt"/>
    </style:style>
    <style:style style:name="T8" style:family="text">
      <style:text-properties style:use-window-font-color="true" style:font-name="Liberation Serif1" fo:font-size="10pt" style:text-underline-style="none" officeooo:rsid="001266b0" style:font-size-asian="10pt" style:font-size-complex="10pt"/>
    </style:style>
    <style:style style:name="T9" style:family="text">
      <style:text-properties style:use-window-font-color="true" style:font-name="Liberation Serif1" fo:font-size="10pt" style:text-underline-style="none" officeooo:rsid="0011ceb1" style:font-size-asian="10pt" style:font-size-complex="10pt"/>
    </style:style>
    <style:style style:name="T10" style:family="text">
      <style:text-properties officeooo:rsid="001266b0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italic" style:text-underline-style="none" officeooo:rsid="0016c96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6c96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2003e" style:font-style-asian="normal" style:font-style-complex="normal"/>
    </style:style>
    <style:style style:name="T17" style:family="text">
      <style:text-properties officeooo:rsid="0019270d"/>
    </style:style>
    <style:style style:name="T18" style:family="text">
      <style:text-properties officeooo:rsid="0019e613"/>
    </style:style>
    <style:style style:name="T19" style:family="text">
      <style:text-properties style:font-name="Liberation Serif1" style:text-underline-style="none"/>
    </style:style>
    <style:style style:name="T20" style:family="text">
      <style:text-properties style:font-name="Liberation Serif1" style:text-underline-style="none" officeooo:rsid="0008771f"/>
    </style:style>
    <style:style style:name="T21" style:family="text">
      <style:text-properties style:font-name="Liberation Serif1" style:text-underline-style="none" officeooo:rsid="001266b0"/>
    </style:style>
    <style:style style:name="T22" style:family="text">
      <style:text-properties style:font-name="Liberation Serif1" fo:font-size="10pt" style:text-underline-style="none" officeooo:rsid="000b4f66" style:font-size-asian="10pt" style:font-size-complex="10pt"/>
    </style:style>
    <style:style style:name="T23" style:family="text">
      <style:text-properties fo:color="#808080" style:font-name="Liberation Serif1" fo:font-size="10pt" style:text-underline-style="none" officeooo:rsid="000b4f66" style:font-size-asian="10pt" style:font-size-complex="10pt"/>
    </style:style>
    <style:style style:name="T24" style:family="text">
      <style:text-properties officeooo:rsid="0022003e"/>
    </style:style>
    <style:style style:name="T25" style:family="text">
      <style:text-properties officeooo:rsid="00266ded"/>
    </style:style>
    <style:style style:name="T26" style:family="text">
      <style:text-properties officeooo:rsid="0028b278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am</text:span><text:span text:style-name="T2">uel</text:span><text:span text:style-name="T1"> Christy</text:span></text:p>
      <text:p text:style-name="P10">s<text:span text:style-name="T25">christy189@gmail.com</text:span><text:line-break/>(402)-917-8532</text:p>
      <text:p text:style-name="P2"/>
      <text:p text:style-name="P3"><text:tab/><text:span text:style-name="T18">I wish to obtain a job in a challenging professional environment in which I can utilize my education and skills for a position that will allow me to further expand my knowledge in my field of study.</text:span></text:p>
      <text:p text:style-name="P4"/>
      <text:p text:style-name="P5"><text:span text:style-name="T3">EDUCATION</text:span><text:tab/><text:tab/><text:tab/><text:tab/><text:tab/><text:tab/><text:tab/><text:tab/><text:tab/><text:tab/><text:tab/><text:tab/><text:tab/></text:p>
      <text:list xml:id="list7085252524270737968" text:style-name="L1">
        <text:list-item>
          <text:p text:style-name="P11">Iowa State Unive<text:span text:style-name="T15">rsity - Bachelor of Science in Electrical Engineering<text:tab/> <text:s text:c="26"/>Graduat</text:span><text:span text:style-name="T16">ed</text:span><text:span text:style-name="T15"> December 2017</text:span></text:p>
        </text:list-item>
      </text:list>
      <text:p text:style-name="P4"/>
      <text:p text:style-name="P5"><text:span text:style-name="T3">PROJECTS</text:span><text:tab/><text:tab/><text:tab/><text:tab/><text:tab/><text:tab/><text:tab/><text:tab/><text:tab/><text:tab/><text:tab/><text:tab/><text:tab/></text:p>
      <text:list xml:id="list2331500243214945723" text:style-name="L2">
        <text:list-item>
          <text:p text:style-name="P30"><text:span text:style-name="T22">SI Attendance Senior Design Project</text:span><text:span text:style-name="T23"><text:tab/><text:tab/><text:tab/><text:tab/></text:span><text:span text:style-name="T7"><text:tab/><text:tab/> <text:s text:c="3"/></text:span><text:span text:style-name="T8">August</text:span><text:span text:style-name="T9"> 2016-</text:span><text:span text:style-name="T8">May</text:span><text:span text:style-name="T9"> 2017</text:span></text:p>
        </text:list-item>
        <text:list-item>
          <text:p text:style-name="P12">Binary star orbit simulator for the physics department at Iowa State<text:tab/><text:tab/><text:tab/> <text:s text:c="15"/>September 2016</text:p>
        </text:list-item>
        <text:list-item>
          <text:p text:style-name="P13">4B5B digital encoder/decoder integrated circuit design via Cadence CAD software<text:tab/> <text:s text:c="25"/>May 2016</text:p>
        </text:list-item>
        <text:list-item>
          <text:p text:style-name="P14">Assembly to machine language interpreter<text:tab/><text:tab/><text:tab/><text:tab/><text:tab/><text:tab/><text:span text:style-name="T6"> <text:s text:c="18"/>February 2014</text:span></text:p>
        </text:list-item>
        <text:list-item>
          <text:p text:style-name="P14">3<text:span text:style-name="T17">D model</text:span> <text:span text:style-name="T10">renderer</text:span> <text:span text:style-name="T10">with OpenGL<text:tab/><text:tab/><text:tab/><text:tab/><text:tab/><text:tab/><text:tab/><text:tab/> <text:s text:c="12"/>July 2014</text:span></text:p>
        </text:list-item>
        <text:list-item>
          <text:p text:style-name="P14">A<text:span text:style-name="T18">Tm</text:span>ega based dotmatrix LED display<text:tab/><text:tab/><text:tab/><text:tab/><text:tab/><text:tab/><text:span text:style-name="T6"> <text:s text:c="15"/>September 2013</text:span></text:p>
        </text:list-item>
      </text:list>
      <text:p text:style-name="P8"/>
      <text:p text:style-name="P6"><text:span text:style-name="T4">COMPETITIONS</text:span><text:tab/><text:tab/><text:tab/><text:tab/><text:tab/><text:tab/><text:tab/><text:tab/><text:tab/><text:tab/><text:tab/><text:tab/></text:p>
      <text:list xml:id="list5156380445338584069" text:style-name="L3">
        <text:list-item>
          <text:p text:style-name="P15">2<text:span text:style-name="T5">nd</text:span> out of 44 teams in the 2017 Senior Design Projects<text:tab/><text:tab/><text:tab/><text:tab/><text:span text:style-name="T6"> <text:s text:c="25"/>May 2017</text:span></text:p>
        </text:list-item>
        <text:list-item>
          <text:p text:style-name="P15">2<text:span text:style-name="T5">nd</text:span> place National Cyber Defense Competition<text:tab/><text:tab/><text:tab/><text:tab/><text:tab/><text:span text:style-name="T6"> <text:s text:c="18"/>February</text:span> 2016</text:p>
        </text:list-item>
        <text:list-item>
          <text:p text:style-name="P15">1<text:span text:style-name="T5">st</text:span> place Iowa State Cyber Defense Competition<text:tab/><text:tab/><text:tab/><text:tab/><text:tab/><text:span text:style-name="T6"> <text:s text:c="18"/>February</text:span> 2015</text:p>
        </text:list-item>
      </text:list>
      <text:p text:style-name="P8"/>
      <text:p text:style-name="P6"><text:span text:style-name="T4">WORK EXPERIENCE</text:span><text:tab/><text:tab/><text:tab/><text:tab/><text:tab/><text:tab/><text:tab/><text:tab/><text:tab/><text:tab/><text:tab/><text:tab/></text:p>
      <text:list xml:id="list8881391014657192144" text:style-name="L4">
        <text:list-item>
          <text:p text:style-name="P17">SI Attendance Management <text:span text:style-name="T24">Internship <text:s text:c="10"/></text:span><text:tab/><text:tab/><text:tab/><text:tab/><text:tab/> <text:s text:c="9"/>August 2017-present</text:p>
        </text:list-item>
      </text:list>
      <text:list xml:id="list5528874967630404782" text:style-name="L5">
        <text:list-item>
          <text:p text:style-name="P21">Investigate and resolve issues in the Laravel project</text:p>
        </text:list-item>
        <text:list-item>
          <text:p text:style-name="P21">Coordinate with team members to identify potential issues</text:p>
        </text:list-item>
        <text:list-item>
          <text:p text:style-name="P27"><text:span text:style-name="T14">C</text:span><text:span text:style-name="T13">ollaborate with SI leaders to identify potential additions to the project</text:span></text:p>
        </text:list-item>
      </text:list>
      <text:list xml:id="list170308476281450" text:continue-list="list8881391014657192144" text:style-name="L4">
        <text:list-item>
          <text:p text:style-name="P16">Data Entry for the Iowa State Dept. of Education <text:tab/><text:tab/><text:tab/><text:tab/><text:tab/> <text:s text:c="3"/>April <text:span text:style-name="T10">2016</text:span>-August 2016</text:p>
        </text:list-item>
      </text:list>
      <text:list xml:id="list2579346330221185960" text:style-name="L6">
        <text:list-item>
          <text:p text:style-name="P28"><text:span text:style-name="T12">E</text:span><text:span text:style-name="T11">valuate teacher grading accuracy and monitor for score discrepancies</text:span></text:p>
        </text:list-item>
        <text:list-item>
          <text:p text:style-name="P22">Organize prior years’ data and make it available for department analysis</text:p>
        </text:list-item>
        <text:list-item>
          <text:p text:style-name="P23">Enter teacher-graded exam scores into speadsheets</text:p>
        </text:list-item>
      </text:list>
      <text:list xml:id="list170308060902894" text:continue-list="list170308476281450" text:style-name="L4">
        <text:list-item>
          <text:p text:style-name="P16">Line Cook for Pepperjax Bar and Grill <text:tab/><text:tab/><text:tab/><text:tab/><text:tab/><text:tab/> <text:s text:c="3"/>April <text:span text:style-name="T10">2015</text:span>-August 2015</text:p>
        </text:list-item>
      </text:list>
      <text:list xml:id="list4314644396364329101" text:style-name="L7">
        <text:list-item>
          <text:p text:style-name="P29"><text:span text:style-name="T12">P</text:span><text:span text:style-name="T11">repare all food items in fast-paced restaurant environment including lunch and dinner services</text:span></text:p>
        </text:list-item>
        <text:list-item>
          <text:p text:style-name="P29"><text:span text:style-name="T12">F</text:span><text:span text:style-name="T11">ollow standardized recipes to assure highest quality of food served</text:span></text:p>
        </text:list-item>
        <text:list-item>
          <text:p text:style-name="P24">Store food items and maintain the highest levels of sanitation and cleanliness</text:p>
        </text:list-item>
      </text:list>
      <text:list xml:id="list1373003880227676349" text:style-name="L8">
        <text:list-item>
          <text:p text:style-name="P31"><text:span text:style-name="T20">Lowe’s Commercial Loader <text:tab/><text:tab/><text:tab/><text:tab/><text:tab/><text:tab/><text:tab/> <text:s text:c="4"/>May </text:span><text:span text:style-name="T21">2014</text:span><text:span text:style-name="T20">-August 2014</text:span></text:p>
        </text:list-item>
      </text:list>
      <text:list xml:id="list7465847602306562" text:style-name="L9">
        <text:list-item>
          <text:p text:style-name="P32"><text:span text:style-name="T20">O</text:span><text:span text:style-name="T19">rganize and position items, including lumber, drywall, and concrete</text:span></text:p>
        </text:list-item>
        <text:list-item>
          <text:p text:style-name="P25">Work with team and management to recognize, prevent, and handle potential security risks and thefts</text:p>
        </text:list-item>
        <text:list-item>
          <text:p text:style-name="P26">Aid customers in designing and implementing personal projects</text:p>
        </text:list-item>
      </text:list>
      <text:p text:style-name="P9"/>
      <text:p text:style-name="P7"><text:span text:style-name="T3">SKILLS</text:span><text:tab/><text:tab/><text:tab/><text:tab/><text:tab/><text:tab/><text:tab/><text:tab/><text:tab/><text:tab/><text:tab/><text:tab/><text:tab/></text:p>
      <text:list xml:id="list4834206311526679049" text:style-name="L10">
        <text:list-item>
          <text:p text:style-name="P18">Circuit Analysis</text:p>
        </text:list-item>
        <text:list-item>
          <text:p text:style-name="P20">AutoCAD</text:p>
        </text:list-item>
        <text:list-item>
          <text:p text:style-name="P19">PLC/<text:span text:style-name="T26">Ladder Logic</text:span> Programming</text:p>
        </text:list-item>
        <text:list-item>
          <text:p text:style-name="P18">Programming</text:p>
        </text:list-item>
        <text:list-item>
          <text:p text:style-name="P18">Computer Aided Design</text:p>
        </text:list-item>
        <text:list-item>
          <text:p text:style-name="P18">Linux System Administration</text:p>
        </text:list-item>
        <text:list-item>
          <text:p text:style-name="P18">Agile Project Management</text:p>
        </text:list-item>
        <text:list-item>
          <text:p text:style-name="P18">HMI Programming</text:p>
        </text:list-item>
        <text:list-item>
          <text:p text:style-name="P18">SCADA Programming</text:p>
        </text:list-item>
        <text:list-item>
          <text:p text:style-name="P18">Communication</text:p>
        </text:list-item>
        <text:list-item>
          <text:p text:style-name="P18">Microsoft Office</text:p>
        </text:list-item>
        <text:list-item>
          <text:p text:style-name="P18">Deep Learning Neural Networ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5:23:57.582906537</meta:creation-date>
    <dc:date>2018-03-13T17:03:07.348221916</dc:date>
    <meta:editing-duration>PT8H25M31S</meta:editing-duration>
    <meta:editing-cycles>24</meta:editing-cycles>
    <meta:generator>LibreOffice/5.2.7.2$Linux_X86_64 LibreOffice_project/20m0$Build-2</meta:generator>
    <meta:document-statistic meta:table-count="0" meta:image-count="0" meta:object-count="0" meta:page-count="1" meta:paragraph-count="46" meta:word-count="363" meta:character-count="2616" meta:non-whitespace-character-count="1997"/>
  </office:meta>
</office:document-meta>
</file>